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left="5in" fo:margin-right="-0.4in">
        <style:tab-stops/>
      </style:paragraph-properties>
    </style:style>
    <style:style style:name="T3" style:parent-style-name="Policepardéfaut" style:family="text">
      <style:text-properties style:language-asian="fr" style:country-asian="BE"/>
    </style:style>
    <style:style style:family="graphic" style:name="a1" style:parent-style-name="Graphics">
      <style:graphic-properties fo:border="0.01042in none" fo:background-color="transparent" style:wrap="run-through" style:run-through="background" style:horizontal-rel="paragraph" style:vertical-rel="page" style:horizontal-pos="from-left" style:vertical-pos="from-top"/>
    </style:style>
  </office:automatic-styles>
  <office:body>
    <office:text text:use-soft-page-breaks="true">
      <text:p text:style-name="P1"><text:span text:style-name="T3"><draw:frame draw:z-index="251658240" draw:style-name="a1" draw:name="Image 0" text:anchor-type="paragraph" svg:x="-1.22222in" svg:y="-0.15625in" svg:width="12.22708in" svg:height="8.63542in" style:rel-width="scale" style:rel-height="scale"><draw:image xlink:href="media/image2.png" xlink:type="simple" xlink:show="embed" xlink:actuate="onLoad"/><svg:desc>Fond-AffichetteA4.p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Policepardéfaut" style:family="text">
      <style:text-properties style:language-asian="fr" style:country-asian="BE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ge-content" style:vertical-rel="page-content" style:horizontal-pos="center" style:vertical-pos="middle"/>
    </style:style>
  </office:automatic-styles>
  <office:master-styles>
    <style:master-page style:name="MP0" style:page-layout-name="PL0">
      <style:header>
        <text:p text:style-name="En-tête"><text:span text:style-name="T2"><draw:frame draw:z-index="251659264" draw:style-name="a0" draw:name="WordPictureWatermark1686689" text:anchor-type="paragraph" svg:x="0in" svg:y="0in" svg:width="8.91111in" svg:height="6.29653in" style:rel-width="scale" style:rel-height="scale"><draw:image xlink:href="media/image1.png" xlink:type="simple" xlink:show="embed" xlink:actuate="onLoad"/><svg:desc>Logo-Pirate</svg:desc></draw:frame></text:span></text:p>
      </style:header>
      <style:footer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admin</meta:initial-creator>
    <dc:creator>admin</dc:creator>
    <meta:creation-date>2012-08-03T07:27:00Z</meta:creation-date>
    <dc:date>2012-08-03T07:42:00Z</dc:date>
    <meta:template xlink:href="Normal.dotm" xlink:type="simple"/>
    <meta:editing-cycles>2</meta:editing-cycles>
    <meta:editing-duration>PT900S</meta:editing-duration>
    <meta:document-statistic meta:page-count="1" meta:paragraph-count="1" meta:word-count="0" meta:character-count="1" meta:row-count="1" meta:non-whitespace-character-count="1"/>
  </office:meta>
</office:document-meta>
</file>